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32.415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Capítulo</text:p>
          </table:table-cell>
          <table:table-cell table:style-name="ce2" office:value-type="string" calcext:value-type="string">
            <text:p>Recomendação</text:p>
          </table:table-cell>
          <table:table-cell table:style-name="ce2" office:value-type="string" calcext:value-type="string">
            <text:p>Revisor</text:p>
          </table:table-cell>
          <table:table-cell table:style-name="ce2" office:value-type="string" calcext:value-type="string">
            <text:p>Observaçã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be melhoria no texto e no inglês.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g 5, 2 linha: remover a parte de ataques novos por ser bastante ambicioso e não ter comprovaçõe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tilizar o capítulo sobre mobile como um estudo de caso que implementa uma validação experimental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8 descrever melhor os ataques e os conceitos relacionados a rede, segurança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 10, paragrao 3. deixar claro que não precisa de dados para treinamento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13 justificar por que usamos apenas timestamp e não dia, horário e demais informaçõe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14 o tráfego de ruído tem padrões bem conhecidos e não são propriamente ruído. Poderia ser revisto como um padrão desprezível ou outro tipo de componente de processamento de sinai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15 falta discussão sobre agrupamento de anomalias e clustering, que são bem conhecidos em problemas de reconhecimento de padrõe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16 não ficou claro como é o comportamento do portscam. Podemos mudar a classificação disto para uma ameaça, em vez de um ataque propriamente.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16 não justifica por que decidimos utilizar autovetores e autovalores. É importante incluir esta justificativa, principalmente por considerar que autovalores não são estáveispg16 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19 avaliar a utilização de técnicas mais simples, como mediana, kmeans e outras avaliações mais simples.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dúvi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21 não está claro que d_hat = 0 significa ausência de ataque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22 explicar aqui como se detecta um ataque. Como esta medida é usada. Tem tecnicas de cluter que poderiam ser usadas em vez de algo sequencial?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25 justificar por que usar os mais significantes autovetore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39 tabela descrever melhor porque temos tanto misclassification, sendo algo próximo do aleatório.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39 Mudar a abordagem comparada ou implementar as técnicas para avaliar as mesmas métricas que avaliamos?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dúvi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icionar explicação de conceitos e termos que foram assumidos como sendo de conhecimento comum, como flooding, portscan e etc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lhorar a ponte entre os textos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erview do estado da arte está restrito. É importante adicionar data driven techniques e não supervisionado. Ainda é necessário decidir se estes vão ser comparados com nosso trabalho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dúvi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13 atentar para a notação em todo o trabalho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á pensou em explorar non-negative nature? Explorar isto pode melhorar o desemepnho, dado que nosso dado é apenas positivo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dúvi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plorar outras dimensões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dúvi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 que chamamos de ruiido pode ser visto como uma inteferência? Não é ruido por ser deterministico e seguir um padrão. Pode ser visto como um artefato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9 – a notação está errada deveria ser a linha e não a coluna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 vez do algoritmo parecido com matlab, utilizar um pseudocódigo e descrever melhor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32 descrever que os valores são Sn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32 descrever melhor as 3 abordagens, pois elas ficaram claras apenas com a apresentção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ão teria como identificar os padrões porta e tempo em conjunto? Seria algo melhor em termo de desempenho. 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dúvi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de utilizar técnicas de filtragem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dúvi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de apenas comparar com algo mais simples, como já proposto por prof. jacob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dúvi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space tracking pode ser utilizado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dúvi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plicar melhor eigen similarity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de ser melhor utilizado para apelicar técnicas tensoriasis por já ser um dado tensorial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iderar TP, FP, TN e FN 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r erro de reconstrução em vez de refzer evd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lhorar o modelo de dados e sua descrição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tacar que um aplicativo foi implementado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g66 pesquisar como o kroneker do dicionário pode incrementar a compexidade devido a não linearidade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g68 descrever como é feito o desacoplamento de kroneker. Temos uma citação apenas para esta técnica, mas é importante descrever com mais detalhe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g69 o exemplo de reconstrução do dicionário não é bom, por não avaliar se o dicionário é bom ou ruim para um determiando propósito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g76 recomendado utilizar svm apenas se os dados estiverem todos iguais. Expliquei que os dados utilizados são os mesmos em todo os experimentos, mas é necessário deixar isto mais claro no texto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g78 não está claro que é área da curva. Devemos explicar melhor as métricas utilizada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stificar o uso de tensores e descrever a técnica com maiores detalhes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dar a forma das referências para o padrão</text:p>
          </table:table-cell>
          <table:table-cell office:value-type="string" calcext:value-type="string">
            <text:p>giozza</text:p>
          </table:table-cell>
          <table:table-cell office:value-type="string" calcext:value-type="string">
            <text:p>ok</text:p>
          </table:table-cell>
        </table:table-row>
      </table:table>
      <table:named-expressions/>
      <table:database-ranges>
        <table:database-range table:name="__Anonymous_Sheet_DB__0" table:target-range-address="Sheet1.A1:Sheet1.D4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5:07:06.583626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21:39:19.739590507</meta:creation-date>
    <dc:date>2018-01-05T16:54:26.157751417</dc:date>
    <meta:editing-duration>PT1H35M18S</meta:editing-duration>
    <meta:editing-cycles>7</meta:editing-cycles>
    <meta:generator>LibreOffice/4.2.8.2$Linux_X86_64 LibreOffice_project/420m0$Build-2</meta:generator>
    <meta:document-statistic meta:table-count="1" meta:cell-count="180" meta:object-count="0"/>
  </office:meta>
</office:document-meta>
</file>